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gradient" draw:fill-color="#729fcf" draw:fill-gradient-name="Gradient_20_8" draw:gradient-step-count="0" draw:textarea-horizontal-align="justify" draw:textarea-vertical-align="middle" draw:auto-grow-height="false" fo:min-height="9.992cm" fo:min-width="6.146cm" draw:shadow-offset-x="0.203cm" draw:shadow-offset-y="0.203cm"/>
    </style:style>
    <style:style style:name="gr2" style:family="graphic" style:parent-style-name="standard">
      <style:graphic-properties svg:stroke-color="#000000" draw:fill-color="#ff3333" draw:textarea-horizontal-align="justify" draw:textarea-vertical-align="middle" draw:auto-grow-height="false" fo:min-height="1.698cm" fo:min-width="1.532cm"/>
    </style:style>
    <style:style style:name="gr3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" style:family="graphic" style:parent-style-name="objectwithoutfill">
      <style:graphic-properties draw:stroke="dash" draw:stroke-dash="Dashed_20__28_var_29_"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169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fill="gradient" draw:fill-color="#729fcf" draw:fill-gradient-name="Gradient_20_8" draw:gradient-step-count="0" draw:textarea-horizontal-align="justify" draw:textarea-vertical-align="middle" draw:auto-grow-height="false" fo:min-height="5.173cm" fo:min-width="3.019cm" draw:shadow-offset-x="0.203cm" draw:shadow-offset-y="0.203cm"/>
    </style:style>
    <style:style style:name="gr10" style:family="graphic" style:parent-style-name="standard">
      <style:graphic-properties svg:stroke-color="#000000" draw:fill-color="#ff3333" draw:textarea-horizontal-align="justify" draw:textarea-vertical-align="middle" draw:auto-grow-height="false" fo:min-height="0.781cm" fo:min-width="0.576cm"/>
    </style:style>
    <style:style style:name="gr11" style:family="graphic" style:parent-style-name="standard">
      <style:graphic-properties svg:stroke-color="#000000" draw:fill-color="#00ccff" draw:textarea-horizontal-align="justify" draw:textarea-vertical-align="middle" draw:auto-grow-height="false" fo:min-height="1.16cm" fo:min-width="0.749cm"/>
    </style:style>
    <style:style style:name="gr12" style:family="graphic" style:parent-style-name="objectwithoutfill">
      <style:graphic-properties draw:stroke="dash" draw:stroke-dash="Dashed_20__28_var_29_" svg:stroke-width="0.106cm" svg:stroke-color="#66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3" style:family="graphic" style:parent-style-name="objectwithoutfill">
      <style:graphic-properties draw:stroke="dash" draw:stroke-dash="Dashed_20__28_var_29_" svg:stroke-width="0.106cm" svg:stroke-color="#ffcc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objectwithoutfill">
      <style:graphic-properties svg:stroke-width="0.081cm" svg:stroke-color="#ffcc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7" style:family="graphic" style:parent-style-name="objectwithoutfill">
      <style:graphic-properties svg:stroke-width="0.081cm" svg:stroke-color="#99ff33" draw:marker-start-width="0.321cm" draw:marker-end-width="0.321cm" draw:fill="none" draw:textarea-vertical-align="middle" fo:padding-top="0.165cm" fo:padding-bottom="0.165cm" fo:padding-left="0.29cm" fo:padding-right="0.29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gradient" draw:fill-color="#729fcf" draw:fill-gradient-name="Gradient_20_8" draw:gradient-step-count="0"/>
      <style:paragraph-properties fo:text-align="center"/>
    </style:style>
    <style:style style:name="P2" style:family="paragraph">
      <loext:graphic-properties draw:fill-color="#ff3333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P6" style:family="paragraph">
      <loext:graphic-properties draw:fill-color="#00ccff"/>
      <style:paragraph-properties fo:text-align="center"/>
    </style:style>
    <style:style style:name="P7" style:family="paragraph"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style:text-position="33% 58%"/>
    </style:style>
    <style:style style:name="T2" style:family="text">
      <style:text-properties style:text-position="0% 100%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custom-shape draw:style-name="gr1" draw:text-style-name="P1" draw:layer="layout" svg:width="9.398cm" svg:height="14.482cm" draw:transform="rotate (-0.760963553869529) translate (16.308cm 2.33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4.064cm" svg:height="5.842cm" svg:x="12.446cm" svg:y="7.11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3" draw:layer="layout" svg:x1="14.478cm" svg:y1="3.302cm" svg:x2="14.478cm" svg:y2="6.604cm">
          <text:p/>
        </draw:line>
        <draw:line draw:style-name="gr3" draw:text-style-name="P3" draw:layer="layout" svg:x1="17.634cm" svg:y1="10.668cm" svg:x2="21.59cm" svg:y2="10.668cm">
          <text:p/>
        </draw:line>
        <draw:line draw:style-name="gr3" draw:text-style-name="P3" draw:layer="layout" svg:x1="7.112cm" svg:y1="10.668cm" svg:x2="11.33cm" svg:y2="10.668cm">
          <text:p/>
        </draw:line>
        <draw:frame draw:style-name="gr4" draw:text-style-name="P4" draw:layer="layout" svg:width="1.27cm" svg:height="0.962cm" svg:x="13.97cm" svg:y="2.54cm">
          <draw:text-box>
            <text:p>0<text:span text:style-name="T1">0</text:span></text:p>
          </draw:text-box>
        </draw:frame>
        <draw:frame draw:style-name="gr5" draw:text-style-name="P4" draw:layer="layout" svg:width="1.778cm" svg:height="1.673cm" svg:x="20.828cm" svg:y="9.757cm">
          <draw:text-box>
            <text:p>90<text:span text:style-name="T1">0</text:span></text:p>
          </draw:text-box>
        </draw:frame>
        <draw:frame draw:style-name="gr5" draw:text-style-name="P4" draw:layer="layout" svg:width="1.778cm" svg:height="1.673cm" svg:x="6.35cm" svg:y="9.906cm">
          <draw:text-box>
            <text:p>-90<text:span text:style-name="T1">0</text:span></text:p>
          </draw:text-box>
        </draw:frame>
        <draw:line draw:style-name="gr6" draw:text-style-name="P3" draw:layer="layout" svg:x1="20.066cm" svg:y1="5.08cm" svg:x2="17.018cm" svg:y2="8.636cm">
          <text:p/>
        </draw:line>
        <draw:line draw:style-name="gr6" draw:text-style-name="P3" draw:layer="layout" svg:x1="11.938cm" svg:y1="13.462cm" svg:x2="9.398cm" svg:y2="16.51cm">
          <text:p/>
        </draw:line>
        <draw:frame draw:style-name="gr7" draw:text-style-name="P4" draw:layer="layout" svg:width="3.556cm" svg:height="1.419cm" svg:x="18.796cm" svg:y="4.169cm">
          <draw:text-box>
            <text:p>45<text:span text:style-name="T1">0</text:span><text:span text:style-name="T2">,</text:span><text:span text:style-name="T1"> </text:span><text:span text:style-name="T2">100%</text:span></text:p>
          </draw:text-box>
        </draw:frame>
        <draw:frame draw:style-name="gr5" draw:text-style-name="P4" draw:layer="layout" svg:width="4.064cm" svg:height="1.673cm" svg:x="7.366cm" svg:y="16.51cm">
          <draw:text-box>
            <text:p>225<text:span text:style-name="T1">0</text:span><text:span text:style-name="T2">,</text:span><text:span text:style-name="T1"> </text:span><text:span text:style-name="T2">0%</text:span></text:p>
          </draw:text-box>
        </draw:frame>
        <draw:line draw:style-name="gr3" draw:text-style-name="P3" draw:layer="layout" svg:x1="14.324cm" svg:y1="13.516cm" svg:x2="14.324cm" svg:y2="17.018cm">
          <text:p/>
        </draw:line>
        <draw:frame draw:style-name="gr5" draw:text-style-name="P4" draw:layer="layout" svg:width="2.286cm" svg:height="1.673cm" svg:x="13.462cm" svg:y="17.018cm">
          <draw:text-box>
            <text:p>180<text:span text:style-name="T1">0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custom-shape draw:style-name="gr9" draw:text-style-name="P1" draw:layer="layout" svg:width="4.975cm" svg:height="7.667cm" draw:transform="skewX (-9.76332273489147E-017) rotate (-0.760963553869529) translate (15.701cm 5.33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2.152cm" svg:height="3.092cm" svg:x="13.656cm" svg:y="7.86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3" draw:layer="layout" svg:x1="14.732cm" svg:y1="5.846cm" svg:x2="14.732cm" svg:y2="7.594cm">
          <text:p/>
        </draw:line>
        <draw:line draw:style-name="gr3" draw:text-style-name="P3" draw:layer="layout" svg:x1="16.403cm" svg:y1="9.745cm" svg:x2="18.497cm" svg:y2="9.745cm">
          <text:p/>
        </draw:line>
        <draw:line draw:style-name="gr3" draw:text-style-name="P3" draw:layer="layout" svg:x1="10.833cm" svg:y1="9.745cm" svg:x2="13.066cm" svg:y2="9.745cm">
          <text:p/>
        </draw:line>
        <draw:line draw:style-name="gr6" draw:text-style-name="P3" draw:layer="layout" svg:x1="21.59cm" svg:y1="2.54cm" svg:x2="16.077cm" svg:y2="8.669cm">
          <text:p/>
        </draw:line>
        <draw:line draw:style-name="gr6" draw:text-style-name="P3" draw:layer="layout" svg:x1="13.388cm" svg:y1="11.224cm" svg:x2="10.668cm" svg:y2="14.478cm">
          <text:p/>
        </draw:line>
        <draw:line draw:style-name="gr3" draw:text-style-name="P3" draw:layer="layout" svg:x1="14.651cm" svg:y1="11.253cm" svg:x2="14.651cm" svg:y2="13.107cm">
          <text:p/>
        </draw:line>
        <draw:custom-shape draw:style-name="gr11" draw:text-style-name="P6" draw:layer="layout" svg:width="2.497cm" svg:height="4.231cm" draw:transform="rotate (-1.73590447403356) translate (7.087cm 6.713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6" draw:layer="layout" svg:width="2.497cm" svg:height="4.231cm" draw:transform="rotate (2.11115026321234) translate (23.883cm 6.123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7" draw:text-style-name="P4" draw:layer="layout" svg:width="3.556cm" svg:height="1.419cm" svg:x="20.066cm" svg:y="1.778cm">
          <draw:text-box>
            <text:p>45<text:span text:style-name="T1">0</text:span><text:span text:style-name="T2">,</text:span><text:span text:style-name="T1"> </text:span><text:span text:style-name="T2">100%</text:span></text:p>
          </draw:text-box>
        </draw:frame>
        <draw:frame draw:style-name="gr5" draw:text-style-name="P4" draw:layer="layout" svg:width="4.064cm" svg:height="1.673cm" svg:x="9.144cm" svg:y="14.317cm">
          <draw:text-box>
            <text:p>225<text:span text:style-name="T1">0</text:span><text:span text:style-name="T2">,</text:span><text:span text:style-name="T1"> </text:span><text:span text:style-name="T2">0%</text:span></text:p>
          </draw:text-box>
        </draw:frame>
        <draw:line draw:style-name="gr12" draw:text-style-name="P3" draw:layer="layout" svg:x1="23.368cm" svg:y1="5.08cm" svg:x2="16.078cm" svg:y2="8.67cm">
          <text:p/>
        </draw:line>
        <draw:line draw:style-name="gr13" draw:text-style-name="P3" draw:layer="layout" svg:x1="6.858cm" svg:y1="7.874cm" svg:x2="13.462cm" svg:y2="9.144cm">
          <text:p/>
        </draw:line>
        <draw:frame draw:style-name="gr14" draw:text-style-name="P4" draw:layer="layout" svg:width="3.302cm" svg:height="0.962cm" svg:x="23.622cm" svg:y="4.88cm">
          <draw:text-box>
            <text:p>Blue 1</text:p>
          </draw:text-box>
        </draw:frame>
        <draw:frame draw:style-name="gr14" draw:text-style-name="P4" draw:layer="layout" svg:width="3.302cm" svg:height="0.962cm" svg:x="3.81cm" svg:y="8.382cm">
          <draw:text-box>
            <text:p>Blue 2</text:p>
          </draw:text-box>
        </draw:frame>
        <draw:path draw:style-name="gr15" draw:text-style-name="P3" draw:layer="layout" svg:width="8.208cm" svg:height="4.478cm" draw:transform="skewX (0.0464257581030491) rotate (0.927817030360185) translate (10.668cm 8.636cm)" svg:viewBox="0 0 8209 4479" svg:d="M0 0c5914 1 8209 4479 8209 4479">
          <text:p/>
        </draw:path>
        <draw:frame draw:style-name="gr16" draw:text-style-name="P4" draw:layer="layout" svg:width="6.858cm" svg:height="2.384cm" svg:x="11.684cm" svg:y="4.22cm">
          <draw:text-box>
            <text:p>Blue 2 relative<text:line-break/>angle</text:p>
          </draw:text-box>
        </draw:frame>
        <draw:frame draw:style-name="gr16" draw:text-style-name="P8" draw:layer="layout" svg:width="6.858cm" svg:height="2.384cm" svg:x="19.558cm" svg:y="4.826cm">
          <draw:text-box>
            <text:p text:style-name="P7"><text:span text:style-name="T3">Blue 1 relative</text:span><text:span text:style-name="T3"><text:line-break/></text:span><text:span text:style-name="T3">angle</text:span></text:p>
          </draw:text-box>
        </draw:frame>
        <draw:path draw:style-name="gr17" draw:text-style-name="P3" draw:layer="layout" svg:width="1.364cm" svg:height="0.883cm" draw:transform="rotate (1.89246050793745) translate (19.227663982432cm 6.88336488616117cm)" svg:viewBox="0 0 1365 884" svg:d="M0 884c803 0 1365-884 1365-884l-80 241">
          <text:p/>
        </draw:path>
        <presentation:notes draw:style-name="dp2">
          <draw:page-thumbnail draw:style-name="gr8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8" draw:display-name="Gradient 8" draw:style="linear" draw:start-color="#8ae234" draw:end-color="#ff3333" draw:start-intensity="100%" draw:end-intensity="100%" draw:angle="0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Line_20_Style_20_9" draw:display-name="Line Style 9" draw:style="rect" draw:dots1="1" draw:dots1-length="197%" draw:distance="120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0T18:51:58.828170868</meta:creation-date>
    <dc:date>2016-11-10T20:02:12.504837079</dc:date>
    <meta:editing-duration>PT49M17S</meta:editing-duration>
    <meta:editing-cycles>3</meta:editing-cycles>
    <meta:generator>LibreOffice/5.1.4.2$Linux_X86_64 LibreOffice_project/10m0$Build-2</meta:generator>
    <meta:document-statistic meta:object-count="59"/>
  </office:meta>
</office:document-meta>
</file>